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NameExtractor.docName( Searcher searcher , int do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NameExtractor.DocNameExtractor( final String docName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NameExtractor.accept( String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